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427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11.5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68a1a" style:font-name="Andika" fo:font-size="11pt" style:font-size-asian="11pt" style:font-size-complex="11pt"/>
    </style:style>
    <style:style style:name="ce2" style:family="table-cell" style:parent-style-name="Default">
      <style:table-cell-properties fo:background-color="#ffd8ce"/>
      <style:text-properties style:font-name="Andika" fo:font-size="18pt" style:font-size-asian="18pt" style:font-size-complex="18pt"/>
    </style:style>
    <style:style style:name="ce3" style:family="table-cell" style:parent-style-name="Default">
      <style:text-properties style:font-name="Andika" fo:font-size="18pt" style:font-size-asian="18pt" style:font-size-complex="18pt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style:font-name="Andik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468a1a" style:font-name="Andika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1pt" style:font-size-asian="11pt" style:font-size-complex="11pt"/>
    </style:style>
    <style:style style:name="ce8" style:family="table-cell" style:parent-style-name="Default">
      <style:table-cell-properties fo:background-color="#ffd8ce" style:text-align-source="fix" style:repeat-content="false" style:vertical-align="middle"/>
      <style:paragraph-properties fo:text-align="start" fo:margin-left="0cm"/>
      <style:text-properties style:font-name="Andika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10" style:family="table-cell" style:parent-style-name="Default">
      <style:text-properties style:font-name="Andika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12" style:family="table-cell" style:parent-style-name="Default">
      <style:text-properties style:font-name="Andika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14" style:family="table-cell" style:parent-style-name="Default">
      <style:text-properties fo:color="#468a1a" style:font-name="Andika" fo:font-size="12pt" style:font-size-asian="12pt" style:font-size-complex="12pt"/>
    </style:style>
    <style:style style:name="ce15" style:family="table-cell" style:parent-style-name="Default">
      <style:text-properties fo:color="#468a1a" style:font-name="Andika" fo:font-size="18pt" style:font-size-asian="18pt" style:font-size-complex="18pt"/>
    </style:style>
    <style:style style:name="ce16" style:family="table-cell" style:parent-style-name="Default">
      <style:table-cell-properties fo:background-color="#ffd8ce"/>
      <style:text-properties style:text-outline="false" style:text-line-through-style="none" style:text-line-through-type="none" style:font-name="Andika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Nachlieli CLM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all the options</text:p>
          </table:table-cell>
          <table:table-cell table:style-name="ce6" office:value-type="string" calcext:value-type="string">
            <text:p>for set 2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underline_next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2"/>
          <table:table-cell table:style-name="ce1" office:value-type="string" calcext:value-type="string">
            <text:p>Manual capitals</text:p>
          </table:table-cell>
          <table:table-cell table:style-name="ce10" table:number-columns-repeated="1016"/>
        </table:table-row>
        <table:table-row table:style-name="ro2">
          <table:table-cell table:style-name="ce2" office:value-type="string" calcext:value-type="string">
            <text:p>aə</text:p>
          </table:table-cell>
          <table:table-cell table:style-name="ce7" table:formula="of:=MID([.A2];2;100)&amp;LEFT([.A2];1)" office:value-type="string" office:string-value="əa" calcext:value-type="string">
            <text:p>əa</text:p>
          </table:table-cell>
          <table:table-cell table:style-name="ce10" table:formula="of:=RIGHT([.A2];1)" office:value-type="string" office:string-value="ə" calcext:value-type="string">
            <text:p>ə</text:p>
          </table:table-cell>
          <table:table-cell table:style-name="ce10" table:formula="of:=IFERROR(IF(FIND(LEFT([.A2];1);[.$B$24]);[.C2];&quot;&quot;);&quot;&quot;)" office:value-type="string" office:string-value="ə" calcext:value-type="string">
            <text:p>ə</text:p>
          </table:table-cell>
          <table:table-cell table:style-name="ce10" table:formula="of:=IF([.D2]&lt;&gt;&quot;&quot;;LEFT([.A2];1);&quot;&quot;)" office:value-type="string" office:string-value="a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Ʉ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ɛ</text:p>
          </table:table-cell>
          <table:table-cell table:style-name="ce7" table:formula="of:=MID([.A3];2;100)&amp;LEFT([.A3];1)" office:value-type="string" office:string-value="ɛe" calcext:value-type="string">
            <text:p>ɛe</text:p>
          </table:table-cell>
          <table:table-cell table:style-name="ce10" table:formula="of:=RIGHT([.A3];1)" office:value-type="string" office:string-value="ɛ" calcext:value-type="string">
            <text:p>ɛ</text:p>
          </table:table-cell>
          <table:table-cell table:style-name="ce10" table:formula="of:=IFERROR(IF(FIND(LEFT([.A3];1);[.$B$24]);[.C3];&quot;&quot;);&quot;&quot;)" office:value-type="string" office:string-value="ɛ" calcext:value-type="string">
            <text:p>ɛ</text:p>
          </table:table-cell>
          <table:table-cell table:style-name="ce10" table:formula="of:=IF([.D3]&lt;&gt;&quot;&quot;;LEFT([.A3];1);&quot;&quot;)" office:value-type="string" office:string-value="e" calcext:value-type="string">
            <text:p>e</text:p>
          </table:table-cell>
          <table:table-cell table:number-columns-repeated="2"/>
          <table:table-cell table:style-name="ce16" office:value-type="string" calcext:value-type="string">
            <text:p>ⱱ</text:p>
          </table:table-cell>
          <table:table-cell table:style-name="ce2" office:value-type="string" calcext:value-type="string">
            <text:p>Ʋ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iɨɪ</text:p>
          </table:table-cell>
          <table:table-cell table:style-name="ce7" table:formula="of:=MID([.A4];2;100)&amp;LEFT([.A4];1)" office:value-type="string" office:string-value="ɨɪi" calcext:value-type="string">
            <text:p>ɨɪi</text:p>
          </table:table-cell>
          <table:table-cell table:style-name="ce10" table:formula="of:=RIGHT([.A4];1)" office:value-type="string" office:string-value="ɪ" calcext:value-type="string">
            <text:p>ɪ</text:p>
          </table:table-cell>
          <table:table-cell table:style-name="ce10" table:formula="of:=IFERROR(IF(FIND(LEFT([.A4];1);[.$B$24]);[.C4];&quot;&quot;);&quot;&quot;)" office:value-type="string" office:string-value="ɪ" calcext:value-type="string">
            <text:p>ɪ</text:p>
          </table:table-cell>
          <table:table-cell table:style-name="ce10" table:formula="of:=IF([.D4]&lt;&gt;&quot;&quot;;LEFT([.A4];1);&quot;&quot;)" office:value-type="string" office:string-value="i" calcext:value-type="string">
            <text:p>i</text:p>
          </table:table-cell>
          <table:table-cell table:number-columns-repeated="2"/>
          <table:table-cell table:style-name="ce16" office:value-type="string" calcext:value-type="string">
            <text:p>ɪ</text:p>
          </table:table-cell>
          <table:table-cell table:style-name="ce2" office:value-type="string" calcext:value-type="string">
            <text:p>Ɨ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oɔ</text:p>
          </table:table-cell>
          <table:table-cell table:style-name="ce7" table:formula="of:=MID([.A5];2;100)&amp;LEFT([.A5];1)" office:value-type="string" office:string-value="ɔo" calcext:value-type="string">
            <text:p>ɔo</text:p>
          </table:table-cell>
          <table:table-cell table:style-name="ce10" table:formula="of:=RIGHT([.A5];1)" office:value-type="string" office:string-value="ɔ" calcext:value-type="string">
            <text:p>ɔ</text:p>
          </table:table-cell>
          <table:table-cell table:style-name="ce10" table:formula="of:=IFERROR(IF(FIND(LEFT([.A5];1);[.$B$24]);[.C5];&quot;&quot;);&quot;&quot;)" office:value-type="string" office:string-value="ɔ" calcext:value-type="string">
            <text:p>ɔ</text:p>
          </table:table-cell>
          <table:table-cell table:style-name="ce10" table:formula="of:=IF([.D5]&lt;&gt;&quot;&quot;;LEFT([.A5];1);&quot;&quot;)" office:value-type="string" office:string-value="o" calcext:value-type="string">
            <text:p>o</text:p>
          </table:table-cell>
          <table:table-cell table:number-columns-repeated="2"/>
          <table:table-cell table:style-name="ce2" office:value-type="string" calcext:value-type="string">
            <text:p>ɦ</text:p>
          </table:table-cell>
          <table:table-cell table:style-name="ce2" office:value-type="string" calcext:value-type="string">
            <text:p>Ɦ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uʊʉ</text:p>
          </table:table-cell>
          <table:table-cell table:style-name="ce7" table:formula="of:=MID([.A6];2;100)&amp;LEFT([.A6];1)" office:value-type="string" office:string-value="ʊʉu" calcext:value-type="string">
            <text:p>ʊʉu</text:p>
          </table:table-cell>
          <table:table-cell table:style-name="ce10" table:formula="of:=RIGHT([.A6];1)" office:value-type="string" office:string-value="ʉ" calcext:value-type="string">
            <text:p>ʉ</text:p>
          </table:table-cell>
          <table:table-cell table:style-name="ce10" table:formula="of:=IFERROR(IF(FIND(LEFT([.A6];1);[.$B$24]);[.C6];&quot;&quot;);&quot;&quot;)" office:value-type="string" office:string-value="ʉ" calcext:value-type="string">
            <text:p>ʉ</text:p>
          </table:table-cell>
          <table:table-cell table:style-name="ce10" table:formula="of:=IF([.D6]&lt;&gt;&quot;&quot;;LEFT([.A6];1);&quot;&quot;)" office:value-type="string" office:string-value="u" calcext:value-type="string">
            <text:p>u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ɓ</text:p>
          </table:table-cell>
          <table:table-cell table:style-name="ce7" table:formula="of:=MID([.A7];2;100)&amp;LEFT([.A7];1)" office:value-type="string" office:string-value="ɓb" calcext:value-type="string">
            <text:p>ɓb</text:p>
          </table:table-cell>
          <table:table-cell table:style-name="ce10" table:formula="of:=RIGHT([.A7];1)" office:value-type="string" office:string-value="ɓ" calcext:value-type="string">
            <text:p>ɓ</text:p>
          </table:table-cell>
          <table:table-cell table:style-name="ce10" table:formula="of:=IFERROR(IF(FIND(LEFT([.A7];1);[.$B$24]);[.C7];&quot;&quot;);&quot;&quot;)">
            <text:p/>
          </table:table-cell>
          <table:table-cell table:style-name="ce10" table:formula="of:=IF([.D7]&lt;&gt;&quot;&quot;;LEFT([.A7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ç</text:p>
          </table:table-cell>
          <table:table-cell table:style-name="ce7" table:formula="of:=MID([.A8];2;100)&amp;LEFT([.A8];1)" office:value-type="string" office:string-value="çc" calcext:value-type="string">
            <text:p>çc</text:p>
          </table:table-cell>
          <table:table-cell table:style-name="ce10" table:formula="of:=RIGHT([.A8];1)" office:value-type="string" office:string-value="ç" calcext:value-type="string">
            <text:p>ç</text:p>
          </table:table-cell>
          <table:table-cell table:style-name="ce10" table:formula="of:=IFERROR(IF(FIND(LEFT([.A8];1);[.$B$24]);[.C8];&quot;&quot;);&quot;&quot;)">
            <text:p/>
          </table:table-cell>
          <table:table-cell table:style-name="ce10" table:formula="of:=IF([.D8]&lt;&gt;&quot;&quot;;LEFT([.A8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ɗ</text:p>
          </table:table-cell>
          <table:table-cell table:style-name="ce7" table:formula="of:=MID([.A9];2;100)&amp;LEFT([.A9];1)" office:value-type="string" office:string-value="ɗd" calcext:value-type="string">
            <text:p>ɗd</text:p>
          </table:table-cell>
          <table:table-cell table:style-name="ce10" table:formula="of:=RIGHT([.A9];1)" office:value-type="string" office:string-value="ɗ" calcext:value-type="string">
            <text:p>ɗ</text:p>
          </table:table-cell>
          <table:table-cell table:style-name="ce10" table:formula="of:=IFERROR(IF(FIND(LEFT([.A9];1);[.$B$24]);[.C9];&quot;&quot;);&quot;&quot;)">
            <text:p/>
          </table:table-cell>
          <table:table-cell table:style-name="ce10" table:formula="of:=IF([.D9]&lt;&gt;&quot;&quot;;LEFT([.A9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ɣ</text:p>
          </table:table-cell>
          <table:table-cell table:style-name="ce7" table:formula="of:=MID([.A10];2;100)&amp;LEFT([.A10];1)" office:value-type="string" office:string-value="ɣg" calcext:value-type="string">
            <text:p>ɣg</text:p>
          </table:table-cell>
          <table:table-cell table:style-name="ce10" table:formula="of:=RIGHT([.A10];1)" office:value-type="string" office:string-value="ɣ" calcext:value-type="string">
            <text:p>ɣ</text:p>
          </table:table-cell>
          <table:table-cell table:style-name="ce10" table:formula="of:=IFERROR(IF(FIND(LEFT([.A10];1);[.$B$24]);[.C10];&quot;&quot;);&quot;&quot;)">
            <text:p/>
          </table:table-cell>
          <table:table-cell table:style-name="ce10" table:formula="of:=IF([.D10]&lt;&gt;&quot;&quot;;LEFT([.A10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ɦ</text:p>
          </table:table-cell>
          <table:table-cell table:style-name="ce7" table:formula="of:=MID([.A11];2;100)&amp;LEFT([.A11];1)" office:value-type="string" office:string-value="ɦh" calcext:value-type="string">
            <text:p>ɦh</text:p>
          </table:table-cell>
          <table:table-cell table:style-name="ce10" table:formula="of:=RIGHT([.A11];1)" office:value-type="string" office:string-value="ɦ" calcext:value-type="string">
            <text:p>ɦ</text:p>
          </table:table-cell>
          <table:table-cell table:style-name="ce10" table:formula="of:=IFERROR(IF(FIND(LEFT([.A11];1);[.$B$24]);[.C11];&quot;&quot;);&quot;&quot;)" office:value-type="string" office:string-value="ɦ" calcext:value-type="string">
            <text:p>ɦ</text:p>
          </table:table-cell>
          <table:table-cell table:style-name="ce10" table:formula="of:=IF([.D11]&lt;&gt;&quot;&quot;;LEFT([.A11];1);&quot;&quot;)" office:value-type="string" office:string-value="h" calcext:value-type="string">
            <text:p>h</text:p>
          </table:table-cell>
          <table:table-cell table:number-columns-repeated="2"/>
          <table:table-cell table:style-name="ce15" office:value-type="string" calcext:value-type="string">
            <text:p>These don’t get capitalised autoaticall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ƙ</text:p>
          </table:table-cell>
          <table:table-cell table:style-name="ce7" table:formula="of:=MID([.A12];2;100)&amp;LEFT([.A12];1)" office:value-type="string" office:string-value="ƙk" calcext:value-type="string">
            <text:p>ƙk</text:p>
          </table:table-cell>
          <table:table-cell table:style-name="ce10" table:formula="of:=RIGHT([.A12];1)" office:value-type="string" office:string-value="ƙ" calcext:value-type="string">
            <text:p>ƙ</text:p>
          </table:table-cell>
          <table:table-cell table:style-name="ce10" table:formula="of:=IFERROR(IF(FIND(LEFT([.A12];1);[.$B$24]);[.C12];&quot;&quot;);&quot;&quot;)">
            <text:p/>
          </table:table-cell>
          <table:table-cell table:style-name="ce10" table:formula="of:=IF([.D12]&lt;&gt;&quot;&quot;;LEFT([.A12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ŋɲ</text:p>
          </table:table-cell>
          <table:table-cell table:style-name="ce7" table:formula="of:=MID([.A13];2;100)&amp;LEFT([.A13];1)" office:value-type="string" office:string-value="ŋɲn" calcext:value-type="string">
            <text:p>ŋɲn</text:p>
          </table:table-cell>
          <table:table-cell table:style-name="ce10" table:formula="of:=RIGHT([.A13];1)" office:value-type="string" office:string-value="ɲ" calcext:value-type="string">
            <text:p>ɲ</text:p>
          </table:table-cell>
          <table:table-cell table:style-name="ce10" table:formula="of:=IFERROR(IF(FIND(LEFT([.A13];1);[.$B$24]);[.C13];&quot;&quot;);&quot;&quot;)" office:value-type="string" office:string-value="ɲ" calcext:value-type="string">
            <text:p>ɲ</text:p>
          </table:table-cell>
          <table:table-cell table:style-name="ce10" table:formula="of:=IF([.D13]&lt;&gt;&quot;&quot;;LEFT([.A13];1);&quot;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ʃ</text:p>
          </table:table-cell>
          <table:table-cell table:style-name="ce7" table:formula="of:=MID([.A14];2;100)&amp;LEFT([.A14];1)" office:value-type="string" office:string-value="ʃs" calcext:value-type="string">
            <text:p>ʃs</text:p>
          </table:table-cell>
          <table:table-cell table:style-name="ce10" table:formula="of:=RIGHT([.A14];1)" office:value-type="string" office:string-value="ʃ" calcext:value-type="string">
            <text:p>ʃ</text:p>
          </table:table-cell>
          <table:table-cell table:style-name="ce10" table:formula="of:=IFERROR(IF(FIND(LEFT([.A14];1);[.$B$24]);[.C14];&quot;&quot;);&quot;&quot;)" office:value-type="string" office:string-value="ʃ" calcext:value-type="string">
            <text:p>ʃ</text:p>
          </table:table-cell>
          <table:table-cell table:style-name="ce10" table:formula="of:=IF([.D14]&lt;&gt;&quot;&quot;;LEFT([.A14];1);&quot;&quot;)" office:value-type="string" office:string-value="s" calcext:value-type="string">
            <text:p>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ⱱ</text:p>
          </table:table-cell>
          <table:table-cell table:style-name="ce7" table:formula="of:=MID([.A15];2;100)&amp;LEFT([.A15];1)" office:value-type="string" office:string-value="ⱱv" calcext:value-type="string">
            <text:p>ⱱv</text:p>
          </table:table-cell>
          <table:table-cell table:style-name="ce10" table:formula="of:=RIGHT([.A15];1)" office:value-type="string" office:string-value="ⱱ" calcext:value-type="string">
            <text:p>ⱱ</text:p>
          </table:table-cell>
          <table:table-cell table:style-name="ce10" table:formula="of:=IFERROR(IF(FIND(LEFT([.A15];1);[.$B$24]);[.C15];&quot;&quot;);&quot;&quot;)">
            <text:p/>
          </table:table-cell>
          <table:table-cell table:style-name="ce10" table:formula="of:=IF([.D15]&lt;&gt;&quot;&quot;;LEFT([.A15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ƴ</text:p>
          </table:table-cell>
          <table:table-cell table:style-name="ce7" table:formula="of:=MID([.A16];2;100)&amp;LEFT([.A16];1)" office:value-type="string" office:string-value="ƴy" calcext:value-type="string">
            <text:p>ƴy</text:p>
          </table:table-cell>
          <table:table-cell table:style-name="ce10" table:formula="of:=RIGHT([.A16];1)" office:value-type="string" office:string-value="ƴ" calcext:value-type="string">
            <text:p>ƴ</text:p>
          </table:table-cell>
          <table:table-cell table:style-name="ce10" table:formula="of:=IFERROR(IF(FIND(LEFT([.A16];1);[.$B$24]);[.C16];&quot;&quot;);&quot;&quot;)">
            <text:p/>
          </table:table-cell>
          <table:table-cell table:style-name="ce10" table:formula="of:=IF([.D16]&lt;&gt;&quot;&quot;;LEFT([.A16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ʒ</text:p>
          </table:table-cell>
          <table:table-cell table:style-name="ce7" table:formula="of:=MID([.A17];2;100)&amp;LEFT([.A17];1)" office:value-type="string" office:string-value="ʒz" calcext:value-type="string">
            <text:p>ʒz</text:p>
          </table:table-cell>
          <table:table-cell table:style-name="ce10" table:formula="of:=RIGHT([.A17];1)" office:value-type="string" office:string-value="ʒ" calcext:value-type="string">
            <text:p>ʒ</text:p>
          </table:table-cell>
          <table:table-cell table:style-name="ce10" table:formula="of:=IFERROR(IF(FIND(LEFT([.A17];1);[.$B$24]);[.C17];&quot;&quot;);&quot;&quot;)">
            <text:p/>
          </table:table-cell>
          <table:table-cell table:style-name="ce10" table:formula="of:=IF([.D17]&lt;&gt;&quot;&quot;;LEFT([.A17];1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$₦£ˈ</text:p>
          </table:table-cell>
          <table:table-cell table:style-name="ce7" table:formula="of:=MID([.A18];2;100)&amp;LEFT([.A18];1)" office:value-type="string" office:string-value="₦£ˈ$" calcext:value-type="string">
            <text:p>₦£ˈ$</text:p>
          </table:table-cell>
          <table:table-cell table:style-name="ce10" table:formula="of:=RIGHT([.A18];1)" office:value-type="string" office:string-value="ˈ" calcext:value-type="string">
            <text:p>ˈ</text:p>
          </table:table-cell>
          <table:table-cell table:style-name="ce10" table:formula="of:=IFERROR(IF(FIND(LEFT([.A18];1);[.$B$24]);[.C18];&quot;&quot;);&quot;&quot;)">
            <text:p/>
          </table:table-cell>
          <table:table-cell table:style-name="ce10" table:formula="of:=IF([.D18]&lt;&gt;&quot;&quot;;LEFT([.A18];1);&quot;&quot;)">
            <text:p/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7"/>
          <table:table-cell table:number-columns-repeated="1022"/>
        </table:table-row>
        <table:table-row table:style-name="ro2">
          <table:table-cell table:style-name="ce4" office:value-type="string" calcext:value-type="string" table:number-columns-spanned="6" table:number-rows-spanned="1">
            <text:p>c These stores generated by the naijatype_key_generator.ods file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5" office:value-type="string" calcext:value-type="string">
            <text:p>store(LtrsSET1)</text:p>
          </table:table-cell>
          <table:table-cell table:style-name="ce4" table:formula="of:=&quot;&quot;&quot;&quot;&amp;COM.MICROSOFT.CONCAT([.A2:.A20])&amp;SUBSTITUTE(SUBSTITUTE(SUBSTITUTE(SUBSTITUTE(UPPER(COM.MICROSOFT.CONCAT([.A2:.A20]));[.H2];[.I2]);[.H3];[.I3]);[.H4];[.I4]);[.H5];[.I5])&amp;&quot;&quot;&quot;&quot;" office:value-type="string" office:string-value="&quot;aəeɛiɨɪoɔuʊʉbɓcçdɗgɣhɦkƙnŋɲsʃvⱱyƴzʒ$₦£ˈAƏEƐIƗƗOƆUƱɄBƁCÇDƊGƔHꞪKƘNŊƝSƩVƲYƳZƷ$₦£ˈ&quot;" calcext:value-type="string" table:number-columns-spanned="9" table:number-rows-spanned="1">
            <text:p>"aəeɛiɨɪoɔuʊʉbɓcçdɗgɣhɦkƙnŋɲsʃvⱱyƴzʒ$₦£ˈAƏEƐIƗƗOƆUƱɄBƁCÇDƊGƔHꞪKƘNŊƝSƩVƲYƳZƷ$₦£ˈ"</text:p>
          </table:table-cell>
          <table:covered-table-cell table:number-columns-repeated="2" table:style-name="ce11"/>
          <table:covered-table-cell table:number-columns-repeated="6" table:style-name="ce12"/>
          <table:table-cell table:number-columns-repeated="1014"/>
        </table:table-row>
        <table:table-row table:style-name="ro2">
          <table:table-cell table:style-name="ce5" office:value-type="string" calcext:value-type="string">
            <text:p>store(LtrsSET2)</text:p>
          </table:table-cell>
          <table:table-cell table:style-name="ce4" table:formula="of:=&quot;&quot;&quot;&quot;&amp;COM.MICROSOFT.CONCAT([.B2:.B20])&amp;SUBSTITUTE(SUBSTITUTE(SUBSTITUTE(SUBSTITUTE(UPPER(COM.MICROSOFT.CONCAT([.B2:.B20]));[.H2];[.I2]);[.H3];[.I3]);[.H4];[.I4]);[.H5];[.I5])&amp;&quot;&quot;&quot;&quot;" office:value-type="string" office:string-value="&quot;əaɛeɨɪiɔoʊʉuɓbçcɗdɣgɦhƙkŋɲnʃsⱱvƴyʒz₦£ˈ$ƏAƐEƗƗIƆOƱɄUƁBÇCƊDƔGꞪHƘKŊƝNƩSƲVƳYƷZ₦£ˈ$&quot;" calcext:value-type="string" table:number-columns-spanned="9" table:number-rows-spanned="1">
            <text:p>"əaɛeɨɪiɔoʊʉuɓbçcɗdɣgɦhƙkŋɲnʃsⱱvƴyʒz₦£ˈ$ƏAƐEƗƗIƆOƱɄUƁBÇCƊDƔGꞪHƘKŊƝNƩSƲVƳYƷZ₦£ˈ$"</text:p>
          </table:table-cell>
          <table:covered-table-cell table:number-columns-repeated="2" table:style-name="ce11"/>
          <table:covered-table-cell table:number-columns-repeated="6" table:style-name="ce13"/>
          <table:table-cell table:number-columns-repeated="1014"/>
        </table:table-row>
        <table:table-row table:style-name="ro2">
          <table:table-cell table:style-name="ce5" office:value-type="string" calcext:value-type="string">
            <text:p>store(LtrsUnderlinable)</text:p>
          </table:table-cell>
          <table:table-cell table:style-name="ce8" office:value-type="string" calcext:value-type="string" table:number-columns-spanned="3" table:number-rows-spanned="1">
            <text:p>"aeiouhnsAEIOUHNS"</text:p>
          </table:table-cell>
          <table:covered-table-cell table:number-columns-repeated="2" table:style-name="ce5"/>
          <table:table-cell table:style-name="ce14" office:value-type="string" calcext:value-type="string">
            <text:p>&lt;------ this is manually entered</text:p>
          </table:table-cell>
          <table:table-cell table:style-name="ce12" table:number-columns-repeated="5"/>
          <table:table-cell table:number-columns-repeated="27"/>
          <table:table-cell office:value-type="string" calcext:value-type="string">
            <text:p>c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ŊƝ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</text:p>
          </table:table-cell>
          <table:table-cell table:number-columns-repeated="967"/>
        </table:table-row>
        <table:table-row table:style-name="ro2">
          <table:table-cell table:style-name="ce5" office:value-type="string" calcext:value-type="string">
            <text:p>store(LtrsUnderlineAfter)</text:p>
          </table:table-cell>
          <table:table-cell table:style-name="ce4" table:formula="of:=&quot;&quot;&quot;&quot;&amp;COM.MICROSOFT.CONCAT([.D2:.D20])&amp;SUBSTITUTE(SUBSTITUTE(SUBSTITUTE(SUBSTITUTE(UPPER(COM.MICROSOFT.CONCAT([.D2:.D20]));[.H2];[.I2]);[.H3];[.I3]);[.H4];[.I4]);[.H5];[.I5])&amp;&quot;&quot;&quot;&quot;" office:value-type="string" office:string-value="&quot;əɛɪɔʉɦɲʃƏƐƗƆɄꞪƝƩ&quot;" calcext:value-type="string" table:number-columns-spanned="3" table:number-rows-spanned="1">
            <text:p>"əɛɪɔʉɦɲʃƏƐƗƆɄꞪƝƩ"</text:p>
          </table:table-cell>
          <table:covered-table-cell table:number-columns-repeated="2" table:style-name="ce5"/>
          <table:table-cell table:style-name="ce12" table:number-columns-repeated="6"/>
          <table:table-cell table:number-columns-repeated="1014"/>
        </table:table-row>
        <table:table-row table:style-name="ro3">
          <table:table-cell/>
          <table:table-cell table:style-name="ce9" table:number-columns-spanned="3" table:number-rows-spanned="1"/>
          <table:covered-table-cell table:number-columns-repeated="2" table:style-name="ce12"/>
          <table:table-cell table:style-name="ce15" office:value-type="string" calcext:value-type="string">
            <text:p>edit any text which is big and <text:span text:style-name="T1">black</text:span></text:p>
          </table:table-cell>
          <table:table-cell table:style-name="ce12" table:number-columns-repeated="5"/>
          <table:table-cell table:number-columns-repeated="1014"/>
        </table:table-row>
        <table:table-row table:style-name="ro2">
          <table:table-cell table:number-columns-repeated="4"/>
          <table:table-cell table:style-name="ce15" office:value-type="string" calcext:value-type="string">
            <text:p>copy the yellow highlighted code into keyman.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Rowbory</meta:initial-creator>
    <meta:creation-date>2021-07-01T13:39:28.114700505</meta:creation-date>
    <meta:generator>LibreOffice/7.1.3.2$MacOSX_X86_64 LibreOffice_project/47f78053abe362b9384784d31a6e56f8511eb1c1</meta:generator>
    <dc:date>2021-07-01T18:36:08.855228789</dc:date>
    <dc:creator>David Rowbory</dc:creator>
    <meta:editing-duration>PT4H30M34S</meta:editing-duration>
    <meta:editing-cycles>16</meta:editing-cycles>
    <meta:document-statistic meta:table-count="1" meta:cell-count="132" meta:object-count="0"/>
  </office:meta>
</office:document-meta>
</file>